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6044" officeooo:paragraph-rsid="0019604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cc9" officeooo:paragraph-rsid="001a5cc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weight="bold" officeooo:rsid="001ab6b4" officeooo:paragraph-rsid="001ab6b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!!!</text:p>
      <text:p text:style-name="P1"/>
      <text:p text:style-name="P2">My name is Man.</text:p>
      <text:p text:style-name="P2"/>
      <text:p text:style-name="P3">Pull : lấy nội dung của remote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07:42:42.272372270</meta:creation-date>
    <dc:date>2020-07-15T11:17:05.319396634</dc:date>
    <meta:editing-duration>PT1M3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5" meta:character-count="72" meta:non-whitespace-character-count="60"/>
  </office:meta>
</office:document-meta>
</file>